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2pt" officeooo:rsid="0007c7b8" officeooo:paragraph-rsid="00159dae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officeooo:rsid="000429f5" officeooo:paragraph-rsid="00159dae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bold" officeooo:paragraph-rsid="00159dae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rsid="0007c7b8" officeooo:paragraph-rsid="00159dae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0ad2e" officeooo:paragraph-rsid="0010ad2e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0ad2e" officeooo:paragraph-rsid="0011114f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officeooo:rsid="0010ad2e" officeooo:paragraph-rsid="00159dae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1114f" officeooo:paragraph-rsid="0011114f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16edc" officeooo:paragraph-rsid="00116edc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310cb" officeooo:paragraph-rsid="001310cb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310cb" officeooo:paragraph-rsid="001489d4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489d4" officeooo:paragraph-rsid="001489d4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10ad2e"/>
    </style:style>
    <style:style style:name="T1" style:family="text">
      <style:text-properties officeooo:rsid="0010ad2e"/>
    </style:style>
    <style:style style:name="T2" style:family="text">
      <style:text-properties officeooo:rsid="0011114f"/>
    </style:style>
    <style:style style:name="T3" style:family="text">
      <style:text-properties officeooo:rsid="001489d4"/>
    </style:style>
    <style:style style:name="T4" style:family="text">
      <style:text-properties officeooo:rsid="000429f5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officeooo:rsid="00159dae"/>
    </style:style>
    <style:style style:name="T7" style:family="text">
      <style:text-properties officeooo:rsid="0016763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<text:span text:style-name="T4">s CLP (0,25 Ponto)</text:span></text:p>
      <text:p text:style-name="P2"/>
      <text:p text:style-name="P4"><text:span text:style-name="T5">Enviar para o e-mail: </text:span><text:a xlink:type="simple" xlink:href="mailto:viniciusmadureira@outlook.com" text:style-name="Internet_20_link" text:visited-style-name="Visited_20_Internet_20_Link"><text:span text:style-name="T5">viniciusmadureira@outlook.com</text:span></text:a><text:span text:style-name="T5">.</text:span></text:p>
      <text:p text:style-name="P1">Data limite: <text:span text:style-name="T6">24</text:span>/11/2018.</text:p>
      <text:p text:style-name="P7"/>
      <text:p text:style-name="P5">1) Em relação às afirmações I, II e III, marque a alternativa correta: <text:s/></text:p>
      <text:p text:style-name="P5">I. A Interface Homem-Máquina do SCADA é o módulo pelo qual os operadores interagem com o sistema.</text:p>
      <text:p text:style-name="P5">II. Históricos são usados para manter um registro de eventos ocorridos durante a operação da planta, em arquivos ou bancos de dados.</text:p>
      <text:p text:style-name="P5">III. Um SCADA só pode se comunicar com um dispositivo (CLP ou placa de aquisição de dados) se este utilizar o protocolo MODBUS.</text:p>
      <text:p text:style-name="P5">Assinale a alternativa em que toda(s) a(s) afirmativa(s) está(ão) CORRETA(S): <text:s/></text:p>
      <text:p text:style-name="P5"><text:s text:c="4"/>A. Apenas a afirmação II.</text:p>
      <text:p text:style-name="P5"><text:s text:c="4"/>B. Apenas as afirmações I e III.</text:p>
      <text:p text:style-name="P5"><text:s text:c="4"/>C. Apenas a afirmação I.</text:p>
      <text:p text:style-name="P5"><text:s text:c="4"/>D. I, II e III.</text:p>
      <text:p text:style-name="P5"><text:s text:c="4"/>E. Apenas as afirmações I e II.</text:p>
      <text:p text:style-name="P5"/>
      <text:p text:style-name="P5">2) Um determinado sistema SCADA (Supervisory Control And Data Acquisition) conta com um computador pessoal no qual está instalado o sistema supervisório com todas as funcionalidades e várias RTUs (Remote Terminal Units). Este SCADA trabalha com o protocolo OPC (OLE for Process Control), conforme especificado pela OPC Fundation, sendo que os componentes OPC estão corretamente configurados. Com base no contexto acima, é correto afirmar:</text:p>
      <text:p text:style-name="P5"><text:s text:c="4"/>A. Se houver falha de comunicação em uma RTU, toda a base de dados do computador pessoal será invalidada e o sistema todo deverá ser reinicializado.</text:p>
      <text:p text:style-name="P5"><text:s text:c="4"/>B. Neste SCADA não será possível a visualização de uma tela sinóptica, uma vez que o protocolo OPC não permite esta facilidade.</text:p>
      <text:p text:style-name="P5"><text:s text:c="4"/>C. A base de dados do computador pessoal, após algum tempo de operação, ficará desatualizada em relação às bases de dados locais das RTUs, devido ao fato de serem em maior número.</text:p>
      <text:p text:style-name="P5"><text:s text:c="4"/>D. Caso um equipamento que suporte um Cliente OPC entre em falha e seja desligado, isto poderá ser indicado numa tela de diagnóstico no computador pessoal.</text:p>
      <text:p text:style-name="P5"><text:s text:c="4"/>E. Este sistema tem apenas um Cliente OPC e vários Servidores OPC. <text:s/></text:p>
      <text:p text:style-name="P5"/>
      <text:p text:style-name="P5">3) São princípios para projeto e avaliação de interfaces humano-computador para aplicações de escritório:</text:p>
      <text:p text:style-name="P5"><text:s text:c="4"/>A. Adaptação à tarefa. Autodescrição (feedback). Controle ao usuário. Conformidade às expectativas do usuário. Facilidade de individualização.</text:p>
      <text:p text:style-name="P5"><text:s text:c="4"/>B. Autoprogressão (feedforward). Controle ao usuário. Conformidade às expectativas do desenvolvedor. Tolerância aos erros.</text:p>
      <text:p text:style-name="P5"><text:s text:c="4"/>C. Controle ao desenvolvedor. Conformidade às expectativas do usuário. Ênfase aos acertos. Facilidade de observação. Contexto de aprendizagem.</text:p>
      <text:p text:style-name="P5"><text:s text:c="4"/>D. Adaptação à ﬁnalidade. Autodescrição (feedback). Triagem de erros. Compatibilidade com a individualização. Facilidade de modelagem.</text:p>
      <text:p text:style-name="P5"><text:s text:c="4"/>E. Adaptação à tarefa. Autodescrição (feedback). Análise ao usuário. Tolerância aos erros. Facilidade de programação.</text:p>
      <text:p text:style-name="P5"/>
      <text:p text:style-name="P5"><text:soft-page-break/>4) Designers de interface com usuários e arquitetos da informação estão constantemente trabalhando em: </text:p>
      <text:p text:style-name="P5"><text:s text:c="4"/>A. novas formas de projetar dodecaedros. </text:p>
      <text:p text:style-name="P5"><text:s text:c="4"/>B. desenvolvimento de novos hardwares e softwares. </text:p>
      <text:p text:style-name="P5"><text:s text:c="4"/>C. prototipagens rápidas tridimensionais. </text:p>
      <text:p text:style-name="P5"><text:s text:c="4"/>D. novas formas de apresentar dados.</text:p>
      <text:p text:style-name="P5"/>
      <text:p text:style-name="P5">5) A interação humano-computador é uma disciplina preocupada com: </text:p>
      <text:p text:style-name="P5"><text:s text:c="4"/>A. a formação multidisciplinar de equipes de desenvolvimento de sistema, de modo a atender aos requisitos da tarefa, do usuário, sistema e contexto. </text:p>
      <text:p text:style-name="P5"><text:s text:c="4"/>B. a melhoria de processos pela definição, modelagem, simulação, implementação, execução, monitoramento, análise e otimização. </text:p>
      <text:p text:style-name="P5"><text:s text:c="4"/>C. o design, a avaliação e a implementação de sistemas computacionais interativos para uso humano e com o estudo dos principais fenômenos ao redor deles. </text:p>
      <text:p text:style-name="P5"><text:s text:c="4"/>D. a implementação de inspeções de usabilidade, com foco nas técnicas de heurísticas, percurso cognitivo e percurso pluralístico. </text:p>
      <text:p text:style-name="P5"/>
      <text:p text:style-name="P5">6) As interfaces gráficas de usuário são compostas de</text:p>
      <text:p text:style-name="P5"><text:s text:c="4"/>A. monitor, mouse, teclado e CD-ROM. </text:p>
      <text:p text:style-name="P5"><text:s text:c="4"/>B. janelas, ícones, menus e ponteiros. </text:p>
      <text:p text:style-name="P5"><text:s text:c="4"/>C. cor, forma, tipografia e textura. </text:p>
      <text:p text:style-name="P5"><text:s text:c="4"/>D. desktop, laptop, tablet e smartphone.</text:p>
      <text:p text:style-name="P5"/>
      <text:p text:style-name="P5">7) Assinale a opção que NÃO expressa um princípio de projeto de interface com o usuário.</text:p>
      <text:p text:style-name="P5"><text:s text:c="4"/><text:span text:style-name="T7">a.</text:span> Reduzir a demanda de memória de curto prazo do usuário.</text:p>
      <text:p text:style-name="P5"><text:s text:c="4"/><text:span text:style-name="T7">B.</text:span> Basear o layout visual em uma metáfora do mundo real.</text:p>
      <text:p text:style-name="P5"><text:s text:c="4"/><text:span text:style-name="T7">C.</text:span> Permitir que a interação com o usuário seja interruptível e possa ser desfeita (undo).</text:p>
      <text:p text:style-name="P5"><text:s text:c="4"/><text:span text:style-name="T7">D.</text:span> Estabelecer defaults (para escolhas e preenchimento de formulários) que façam sentido para o usuário.</text:p>
      <text:p text:style-name="P5"><text:s text:c="4"/><text:span text:style-name="T7">E.</text:span> Mostrar informações completas a priori, permitindo que o usuário reduza o nível de detalhe se desejar. </text:p>
      <text:p text:style-name="P5"/>
      <text:p text:style-name="P5">8) O controlador lógico programável (CLP) é um equipamento fundamental no processo de automação industrial. O CLP típico é composto de fonte de alimentação, unidade de processamento central (CPU), seção do programa e seções de entradas e de saídas. Assim, no CLP,</text:p>
      <text:p text:style-name="P5"><text:s text:c="4"/><text:span text:style-name="T7">A.</text:span> o CPU possui cinco modos de operação: (1) programação (program), (2) execução (run), (3) parada (stop), (4) término (end) e (5) reinício (reset).</text:p>
      <text:p text:style-name="P5"><text:s text:c="4"/><text:span text:style-name="T7">B.</text:span> a seção de saídas apresenta circuitos de potência com capacidade para acionar atuadores monofásicos e motores trifásicos.</text:p>
      <text:p text:style-name="P5"><text:s text:c="4"/><text:span text:style-name="T7">C.</text:span> a seção de entradas possibilita a ligação de sensores analógicos ou digitais e comandos de outros dispositivos.</text:p>
      <text:p text:style-name="P5"><text:s text:c="4"/><text:span text:style-name="T7">D.</text:span> o RS232, profibus, STL e Ladder são exemplos de linguagens de programação.</text:p>
      <text:p text:style-name="P5"/>
      <text:p text:style-name="P5">9) O CLP (Controlador Lógico Programável) utilizado em automação predial é capaz de acionar dispositivos de saída de acordo com dados de entrada que podem ser sinais analógicos, como sensores de temperatura e de nível, ou sinais digitais, como chaves de fim de curso ou boias em reservatórios de água. Referente a CLP utilizado em automação predial, assinale a alternativa correta.</text:p>
      <text:p text:style-name="P5"><text:s text:c="4"/>A. Os CLPs são aplicáveis em automação predial, desde que limitados a sistemas sequenciais que não envolvam paralelismo, pois não são dotados de recursos <text:soft-page-break/>combinacionais.</text:p>
      <text:p text:style-name="P5"><text:s text:c="4"/>B. Na programação de um CLP, pode-se utilizar Grafcet que consiste em metodologia independente da tecnologia associada ao sistema modelado e teve sua origem a partir das redes de Petri, sendo, então, uma ferramenta comportamental aplicável na automação de sistemas elétricos, pneumáticos e hidráulicos.</text:p>
      <text:p text:style-name="P5"><text:s text:c="4"/>C. Os temporizadores utilizados na programação de CLPs permitem a definição de tempos para ligar ou tempos para desligar determinado evento. Entretanto temporizadores não podem ser utilizados na linguagem de programação Lista de instruções, dado a sua arquitetura de dados incompatível.</text:p>
      <text:p text:style-name="P5"><text:s text:c="4"/>D. As entradas analógicas do CLP permitem operação em tensão e em corrente, de modo que, para uma placa de entradas analógicas que opera de 0 a 10 V e resolução de 8 bits, equivale uma faixa de tensão de 55,2 mV.</text:p>
      <text:p text:style-name="P5"><text:s text:c="4"/>E. As saídas analógicas de um CLP podem ser utilizadas para acionar válvulas pneumáticas, pois possuem sinais que operam de 4 a 20 mA, 0 a 10 V e 3 a 15 psi na própria arquitetura da placa de saídas analógicas, sem a necessidade do uso de transdutores.</text:p>
      <text:p text:style-name="P5"/>
      <text:p text:style-name="P5">11) Quanto à automação de sistemas elétricos, analise as proposições a seguir.</text:p>
      <text:p text:style-name="P5"><text:tab/>1. Os controladores lógicos programáveis (CLP) trouxeram para os sistemas elétricos o mesmo que a mecanização trouxe para a indústria, no tocante ao processo de automação industrial, reduzindo o tempo de processos e aumentando sua confiabilidade.</text:p>
      <text:p text:style-name="P5"><text:tab/>2. Um controlador CLP permite definir resolução maior que a de 1 bit. Uma resolução de um bit define, por exemplo, que 0 volts é igual ao estado “0”, enquanto +10 volts é igual ao estado “1”. A resolução de 2 bits permite trabalhar a faixa de valores analógicos em 4 estados, por exemplo 0V = “00”, 3,3V = “01”, 6,6V = “10” e 10V = “11”.</text:p>
      <text:p text:style-name="P5"><text:tab/>3. São exemplos de funções implementáveis no CLP: temporização, contagem, sequenciamento, comparação, lógica combinacional e sequencial, e operações aritméticas. </text:p>
      <text:p text:style-name="P5"><text:tab/>4. Os controladores do tipo CLP possuem dentre suas características a comunicação em rede e recursos para o diagnóstico de falhas. Através dos seus módulos de entrada e saída é possível, por exemplo, ligar sensores e atuadores, respectivamente. Um dos protocolos mais antigos de comunicação é o Modbus.</text:p>
      <text:p text:style-name="P5">Estão corretas:</text:p>
      <text:p text:style-name="P5"><text:s text:c="4"/>A. 1 e 3, apenas.</text:p>
      <text:p text:style-name="P5"><text:s text:c="4"/>B. 2 e 3, apenas.</text:p>
      <text:p text:style-name="P5"><text:s text:c="4"/>C. 2, 3 e 4, apenas.</text:p>
      <text:p text:style-name="P5"><text:s text:c="4"/>D. 1 e 4, apenas.</text:p>
      <text:p text:style-name="P5"><text:s text:c="4"/>E. 1, 2 e 4.</text:p>
      <text:p text:style-name="P5"/>
      <text:p text:style-name="P5">12) Um sistema supervisório</text:p>
      <text:p text:style-name="P5"><text:s text:c="4"/>A. substitui o CLP com vantagens operacionais em diversos casos.</text:p>
      <text:p text:style-name="P5"><text:s text:c="4"/>B. é um sistema digital de monitoração e operação da planta responsável pelo controle das variáveis do processo. </text:p>
      <text:p text:style-name="P5"><text:s text:c="4"/>C. permite a programação do CLP de forma remota.</text:p>
      <text:p text:style-name="P5"><text:s text:c="4"/>D. tem como objetivo principal prover à área administrativa a supervisão sobre o processo. </text:p>
      <text:p text:style-name="P5"><text:s text:c="4"/>E. permite a configuração e modificação de parâmetros do processo apenas em modo de execução. </text:p>
      <text:p text:style-name="P5"/>
      <text:p text:style-name="P5">13) Os CLPs normalmente apresentam entradas reservadas para sinais analógicos. Assim, em aplicações normais, pode-se ligar em uma dessas entradas o dispositivo analógico que consta em </text:p>
      <text:p text:style-name="P5"><text:soft-page-break/><text:s text:c="4"/>A. chave fim de curso.</text:p>
      <text:p text:style-name="P5"><text:s text:c="4"/>B. pressostato.</text:p>
      <text:p text:style-name="P5"><text:s text:c="4"/>C. reed switch. </text:p>
      <text:p text:style-name="P5"><text:s text:c="4"/>D. teclado.</text:p>
      <text:p text:style-name="P5"><text:s text:c="4"/>E. termopar.</text:p>
      <text:p text:style-name="P5"/>
      <text:p text:style-name="P5">14) Em relação ao CLP em linguagem LADDER, pode-se afirmar que:</text:p>
      <text:p text:style-name="P5"><text:tab/>I – o contato selo é utilizado para manter a saída energizada, independente de qualquer comando de entrada;</text:p>
      <text:p text:style-name="P5"><text:tab/>II – o contato selo é utilizado para manter a saída energizada, mesmo após o desligamento da entrada;</text:p>
      <text:p text:style-name="P5">I<text:tab/>II – o contato selo é utilizado para manter a saída energizada somente quando a entrada estiver desligada.</text:p>
      <text:p text:style-name="P5">Está correto o que se afirma em </text:p>
      <text:p text:style-name="P5"><text:s text:c="4"/>A. I, somente.</text:p>
      <text:p text:style-name="P5"><text:s text:c="4"/>B. II, somente.</text:p>
      <text:p text:style-name="P5"><text:s text:c="4"/>C. I e II, somente.</text:p>
      <text:p text:style-name="P5"><text:s text:c="4"/>D. I e III, somente.</text:p>
      <text:p text:style-name="P5"/>
      <text:p text:style-name="P5">15) Sobre os controladores lógicos programáveis, pode-se afirmar que:</text:p>
      <text:p text:style-name="P5">I – são dotados de entradas que recebem sinais analógicos ou digitais;</text:p>
      <text:p text:style-name="P5">II – um computador é utilizado para salvar na sua memória interna toda a programação que deverá ser executada;</text:p>
      <text:p text:style-name="P5">III – a sua linguagem de programação é exclusivamente através do diagrama LADDER.</text:p>
      <text:p text:style-name="P5">Está correto o que se afirma em </text:p>
      <text:p text:style-name="P5"><text:s text:c="4"/>A. I, somente.</text:p>
      <text:p text:style-name="P5"><text:s text:c="4"/>B. II, somente.</text:p>
      <text:p text:style-name="P5"><text:s text:c="4"/>C. I e II, somente.</text:p>
      <text:p text:style-name="P5"><text:s text:c="4"/>D. I e III, somente.</text:p>
      <text:p text:style-name="P5"/>
      <text:p text:style-name="P13"><text:span text:style-name="T1">16) O controlador lógico programável é</text:span></text:p>
      <text:p text:style-name="P5"><text:s text:c="4"/>A. um equipamento eletromecânico que é baseado em um conjunto de sensores e atuadores adequados para o controle de plantas industriais.</text:p>
      <text:p text:style-name="P5"><text:s text:c="4"/>B. um equipamento eletrônico digital que é baseado em um conjunto de hardware e software adequado para o controle de processos.</text:p>
      <text:p text:style-name="P5"><text:s text:c="5"/>C. um computador eletrônico que é baseado em um conjunto de atuadores hidráulicos e software adequados para a automação de edificações comerciais.</text:p>
      <text:p text:style-name="P5"><text:s text:c="4"/>D. um controle digital de processos industriais, que é baseado em um conjunto de software e firmware eletrônicos.</text:p>
      <text:p text:style-name="P5"><text:s text:c="3"/>E. um microcontrolador digital, que é baseado no processamento automático de instruções de controle eletromecânicas, adequadas aos mais diversos usos.</text:p>
      <text:p text:style-name="P5"/>
      <text:p text:style-name="P6">17<text:span text:style-name="T2">) O Controlador Lógico Programável (CLP) é definido como dispositivo capaz de armazenar instruções destinadas a sistemas automatizados.</text:span></text:p>
      <text:p text:style-name="P8">É uma característica do CLP</text:p>
      <text:p text:style-name="P8"><text:s text:c="4"/>A. ser inadequado às funções de controle.</text:p>
      <text:p text:style-name="P8"><text:s text:c="4"/>B. possuir grande limitação na realização de cálculos.</text:p>
      <text:p text:style-name="P8"><text:s text:c="4"/>C. possuir recursos para comunicação em rede.</text:p>
      <text:p text:style-name="P8"><text:s text:c="4"/>D. não possuir unidade central de processamento.</text:p>
      <text:p text:style-name="P8"><text:s text:c="4"/>E. não ser recomendável na manipulação de dados.</text:p>
      <text:p text:style-name="P8"/>
      <text:p text:style-name="P9">18) A IEC 61131-3 define que um CLP deve possuir ao menos duas linguagens gráficas e <text:soft-page-break/>duas linguagens de texto para sua programação. São exemplos de linguagens gráfica e textual, respectivamente, </text:p>
      <text:p text:style-name="P9"><text:s text:c="4"/>A. FBD e Ladder.</text:p>
      <text:p text:style-name="P9"><text:s text:c="4"/>B. Ladder e Instruction List (Lista de Instruções).</text:p>
      <text:p text:style-name="P9"><text:s text:c="4"/>C. Ladder e Instruction List (Lista de Instruções).</text:p>
      <text:p text:style-name="P9"><text:s text:c="4"/>D. SFC e Texto Estruturado.</text:p>
      <text:p text:style-name="P9"><text:s text:c="4"/>E. Ladder e SFC.</text:p>
      <text:p text:style-name="P9"/>
      <text:p text:style-name="P10">19) Podemos afirmar que a função de um Sistema Supervisório é:</text:p>
      <text:p text:style-name="P10"><text:s text:c="4"/>A. Permitir a visualização das variáveis de um processo em uma interface gráfica.</text:p>
      <text:p text:style-name="P10"><text:s text:c="4"/>B. Controlar um processo em tempo real.</text:p>
      <text:p text:style-name="P10"><text:s text:c="4"/>C. Permitir que o processo seja controlado pela área administrativa da empresa.</text:p>
      <text:p text:style-name="P10"><text:s text:c="4"/>D. Permitir a programação de PLCs remotamente.</text:p>
      <text:p text:style-name="P10"><text:s text:c="4"/>E. Integrar as áreas administrativa e técnica de uma empresa.</text:p>
      <text:p text:style-name="P10"/>
      <text:p text:style-name="P11">20) <text:span text:style-name="T3">Para que um PLC participe de ume rede industrial de automação, é necessário que:</text:span></text:p>
      <text:p text:style-name="P12"><text:s text:c="4"/>A. Possua cartões digitais de entrada e saída.</text:p>
      <text:p text:style-name="P12"><text:s text:c="4"/>B. Possua cartões analógicos de entrada e saída.</text:p>
      <text:p text:style-name="P12"><text:s text:c="4"/>C. Possua um cartão de comunicação compatível com o tipo de rede.</text:p>
      <text:p text:style-name="P12"><text:s text:c="4"/>D. Possua uma interface RS232.</text:p>
      <text:p text:style-name="P12"><text:s text:c="4"/>E. Possua cartões de entrada e saída analógicos e digit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5:11:37.585712809</meta:creation-date>
    <dc:date>2018-11-17T05:32:25.134221653</dc:date>
    <meta:editing-duration>PT20M48S</meta:editing-duration>
    <meta:editing-cycles>9</meta:editing-cycles>
    <meta:generator>LibreOffice/5.0.6.2$Linux_x86 LibreOffice_project/00$Build-2</meta:generator>
    <meta:document-statistic meta:table-count="0" meta:image-count="0" meta:object-count="0" meta:page-count="5" meta:paragraph-count="129" meta:word-count="1848" meta:character-count="11904" meta:non-whitespace-character-count="9789"/>
  </office:meta>
</office:document-meta>
</file>